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1467e" draw:fill-color="#bf819e" draw:textarea-horizontal-align="justify" draw:textarea-vertical-align="middle" draw:auto-grow-height="false" fo:min-height="3.24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4.195cm" fo:min-width="2.6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6cm"/>
      <style:paragraph-properties style:writing-mode="lr-tb"/>
    </style:style>
    <style:style style:name="gr6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.42cm"/>
      <style:paragraph-properties style:writing-mode="lr-tb"/>
    </style:style>
    <style:style style:name="gr8" style:family="graphic" style:parent-style-name="standard">
      <style:graphic-properties svg:stroke-color="#1e6a39" draw:fill-color="#afd095" draw:textarea-horizontal-align="justify" draw:textarea-vertical-align="middle" draw:auto-grow-height="false" fo:min-height="1.215cm" fo:min-width="3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3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afd095" draw:textarea-horizontal-align="justify" draw:textarea-vertical-align="middle" draw:auto-grow-height="false" fo:min-height="0.826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draw:fill-color="#afd095" draw:textarea-horizontal-align="justify" draw:textarea-vertical-align="middle" draw:auto-grow-height="false" fo:min-height="0.808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fill-color="#afd095" draw:textarea-horizontal-align="justify" draw:textarea-vertical-align="middle" draw:auto-grow-height="false" fo:min-height="0.808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41cm"/>
      <style:paragraph-properties style:writing-mode="lr-tb"/>
    </style:style>
    <style:style style:name="P1" style:family="paragraph">
      <loext:graphic-properties draw:fill-color="#bf819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706e0c" loext:opacity="100%" style:font-name="DejaVu Sans Mono1" fo:font-size="14pt" style:font-size-asian="14pt" style:font-size-complex="14pt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="none" draw:fill-color="#afd095"/>
      <style:paragraph-properties fo:text-align="center"/>
    </style:style>
    <style:style style:name="T1" style:family="text">
      <style:text-properties fo:color="#706e0c" loext:opacity="100%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493cm" svg:x="7.75cm" svg:y="12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2.27cm" svg:y="12.1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58cm" svg:height="0.962cm" svg:x="2.469cm" svg:y="15.187cm">
          <draw:text-box>
            <text:p>frontend</text:p>
          </draw:text-box>
        </draw:frame>
        <draw:frame draw:style-name="gr4" draw:text-style-name="P3" draw:layer="layout" svg:width="5.324cm" svg:height="0.962cm" svg:x="13.269cm" svg:y="16.715cm">
          <draw:text-box>
            <text:p>computing nodes</text:p>
          </draw:text-box>
        </draw:frame>
        <draw:frame draw:style-name="gr5" draw:text-style-name="P3" draw:layer="layout" svg:width="3.711cm" svg:height="0.962cm" svg:x="7.706cm" svg:y="14.943cm">
          <draw:text-box>
            <text:p>PBS server</text:p>
          </draw:text-box>
        </draw:frame>
        <draw:line draw:style-name="gr6" draw:text-style-name="P4" draw:layer="layout" svg:x1="5.662cm" svg:y1="13.782cm" svg:x2="7.667cm" svg:y2="13.7cm">
          <text:p/>
        </draw:line>
        <draw:frame draw:style-name="gr7" draw:text-style-name="P5" draw:layer="layout" svg:width="4.354cm" svg:height="1.411cm" svg:x="2.361cm" svg:y="10.525cm">
          <draw:text-box>
            <text:p><text:span text:style-name="T1">user prepares</text:span></text:p>
            <text:p><text:span text:style-name="T1">script</text:span></text:p>
          </draw:text-box>
        </draw:frame>
        <draw:custom-shape draw:style-name="gr8" draw:text-style-name="P6" draw:layer="layout" svg:width="4.227cm" svg:height="1.465cm" draw:transform="skewX (0.0244346095279206) translate (13.801cm 11.795cm)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613cm" svg:height="0.962cm" svg:x="14.569cm" svg:y="13.615cm">
          <draw:text-box>
            <text:p>. . .</text:p>
          </draw:text-box>
        </draw:frame>
        <draw:line draw:style-name="gr6" draw:text-style-name="P4" draw:layer="layout" svg:x1="5.049cm" svg:y1="11.561cm" svg:x2="4.81cm" svg:y2="12.747cm">
          <text:p/>
        </draw:line>
        <draw:custom-shape draw:style-name="gr10" draw:text-style-name="P7" draw:layer="layout" svg:width="0.47cm" svg:height="1.11cm" svg:x="4.012cm" svg:y="12.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7cm" svg:height="1.11cm" svg:x="6.212cm" svg:y="12.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7cm" svg:height="1.11cm" svg:x="12.312cm" svg:y="11.8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749cm" svg:y1="13.957cm" svg:x2="13.7cm" svg:y2="12.747cm">
          <text:p/>
        </draw:line>
        <draw:custom-shape draw:style-name="gr12" draw:text-style-name="P7" draw:layer="layout" svg:width="0.47cm" svg:height="1.11cm" svg:x="14.712cm" svg:y="12.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227cm" svg:height="1.465cm" draw:transform="skewX (0.0244346095279206) translate (13.801cm 9.99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227cm" svg:height="1.465cm" draw:transform="skewX (0.0244346095279206) translate (13.801cm 14.995cm)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86cm" svg:height="1.673cm" svg:x="15.369cm" svg:y="11.715cm">
          <draw:text-box>
            <text:p>script</text:p>
            <text:p>run he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9T11:55:24.838423977</dc:date>
    <meta:editing-duration>PT24M59S</meta:editing-duration>
    <meta:editing-cycles>4</meta:editing-cycles>
    <meta:generator>LibreOffice/7.3.6.2$Linux_X86_64 LibreOffice_project/30$Build-2</meta:generator>
    <meta:document-statistic meta:object-count="18"/>
  </office:meta>
</office:document-meta>
</file>